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93.41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cc99"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dddddd" fo:border="0.06pt solid #0000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font-name="Calibri" style:font-name-asian="Droid Sans Fallback" style:font-name-complex="Calibri"/>
    </style:style>
    <style:style style:name="ce3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0"/>
        <table:table-column table:style-name="co5" table:default-cell-style-name="ce6"/>
        <table:table-column table:style-name="co6" table:default-cell-style-name="ce6"/>
        <table:table-column table:style-name="co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2" table:number-columns-repeated="3" table:default-cell-style-name="ce6"/>
        <table:table-column table:style-name="co11" table:number-columns-repeated="1006" table:default-cell-style-name="ce6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7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5" office:value-type="string" calcext:value-type="string">
            <text:p>YARP</text:p>
          </table:table-cell>
          <table:table-cell table:style-name="ce15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25" office:value-type="string" calcext:value-type="string">
            <text:p>MOTOR</text:p>
          </table:table-cell>
          <table:table-cell table:style-name="ce3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39" office:value-type="string" calcext:value-type="string">
            <text:p>Sent. Giro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Sagital Drch.</text:p>
          </table:table-cell>
          <table:table-cell table:style-name="ce8" office:value-type="string" calcext:value-type="string">
            <text:p>RightSaggi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SD-1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24.956062º a +47.521973º</text:p>
          </table:table-cell>
          <table:table-cell table:style-name="ce34" office:value-type="string" calcext:value-type="string">
            <text:p>-19.9º a +42.5º</text:p>
          </table:table-cell>
          <table:table-cell table:style-name="ce37" office:value-type="string" calcext:value-type="string">
            <text:p>-5.0º a +5.0º</text:p>
          </table:table-cell>
          <table:table-cell table:style-name="ce40" office:value-type="string" calcext:value-type="string">
            <text:p>-X (abre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billo Frontal Drch.</text:p>
          </table:table-cell>
          <table:table-cell table:style-name="ce9" office:value-type="string" calcext:value-type="string">
            <text:p>RightFron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TFD-2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style-name="ce33" office:value-type="string" calcext:value-type="string">
            <text:p>-28.119507º a +30.386658º</text:p>
          </table:table-cell>
          <table:table-cell table:style-name="ce34" office:value-type="string" calcext:value-type="string">
            <text:p>-23.1º a +25.4º</text:p>
          </table:table-cell>
          <table:table-cell table:style-name="ce37" office:value-type="string" calcext:value-type="string">
            <text:p>-20.0º a +25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odilla Frontal Drch.</text:p>
          </table:table-cell>
          <table:table-cell table:style-name="ce8" office:value-type="string" calcext:value-type="string">
            <text:p>RightFrontalKne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RFD-3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66.326904º a +87.434097º</text:p>
          </table:table-cell>
          <table:table-cell table:style-name="ce34" office:value-type="string" calcext:value-type="string">
            <text:p>-61.3º a +82.4º</text:p>
          </table:table-cell>
          <table:table-cell table:style-name="ce37" office:value-type="string" calcext:value-type="string">
            <text:p>-61.3º a +82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Frontal Drch.</text:p>
          </table:table-cell>
          <table:table-cell table:style-name="ce9" office:value-type="string" calcext:value-type="string">
            <text:p>RightFron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CFD-4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style-name="ce33" office:value-type="string" calcext:value-type="string">
            <text:p>-36.625671º a +47.275921º</text:p>
          </table:table-cell>
          <table:table-cell table:style-name="ce34" office:value-type="string" calcext:value-type="string">
            <text:p>-31.6º a +42.3º</text:p>
          </table:table-cell>
          <table:table-cell table:style-name="ce37" office:value-type="string" calcext:value-type="string">
            <text:p>-31.6º a +3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Sagital Drch.</text:p>
          </table:table-cell>
          <table:table-cell table:style-name="ce8" office:value-type="string" calcext:value-type="string">
            <text:p>RightSaggi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CSD-5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3.27*160" office:value-type="float" office:value="523.2" calcext:value-type="float">
            <text:p>523.2</text:p>
          </table:table-cell>
          <table:table-cell table:style-name="ce33" office:value-type="string" calcext:value-type="string">
            <text:p>-19.244287º a +17.486818º</text:p>
          </table:table-cell>
          <table:table-cell table:style-name="ce34" office:value-type="string" calcext:value-type="string">
            <text:p>-14.2º a +12.5º</text:p>
          </table:table-cell>
          <table:table-cell table:style-name="ce37" office:value-type="string" calcext:value-type="string">
            <text:p>-14.2º a +12.5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Axial Drch.</text:p>
          </table:table-cell>
          <table:table-cell table:style-name="ce9" office:value-type="string" calcext:value-type="string">
            <text:p>RightAxi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CAD-6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style-name="ce33" office:value-type="string" calcext:value-type="string">
            <text:p>-32.934967º a +37.785587º</text:p>
          </table:table-cell>
          <table:table-cell table:style-name="ce34" office:value-type="string" calcext:value-type="string">
            <text:p>-27.9º a +32.8º</text:p>
          </table:table-cell>
          <table:table-cell table:style-name="ce37" office:value-type="string" calcext:value-type="string">
            <text:p>-27.9º a +32.8º</text:p>
          </table:table-cell>
          <table:table-cell table:style-name="ce42" office:value-type="string" calcext:value-type="string">
            <text:p>Z (cierra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intura Frontal</text:p>
          </table:table-cell>
          <table:table-cell table:style-name="ce8" office:value-type="string" calcext:value-type="string">
            <text:p>FrontalWaist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CF-14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office:value-type="float" office:value="480" calcext:value-type="float">
            <text:p>480</text:p>
          </table:table-cell>
          <table:table-cell table:style-name="ce33" office:value-type="string" calcext:value-type="string">
            <text:p>-15.114234º a +95.412994º</text:p>
          </table:table-cell>
          <table:table-cell table:style-name="ce34" office:value-type="string" calcext:value-type="string">
            <text:p>-10.1º a +90.4º</text:p>
          </table:table-cell>
          <table:table-cell table:style-name="ce37" office:value-type="string" calcext:value-type="string">
            <text:p>-10.1º a +90.4º</text:p>
          </table:table-cell>
          <table:table-cell table:style-name="ce41" office:value-type="string" calcext:value-type="string">
            <text:p>Y (adelante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intura Axial</text:p>
          </table:table-cell>
          <table:table-cell table:style-name="ce9" office:value-type="string" calcext:value-type="string">
            <text:p>AxialWaist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CA-13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36" office:value-type="string" calcext:value-type="string">
            <text:p>-30.0º a +30.0º</text:p>
          </table:table-cell>
          <table:table-cell table:style-name="ce43"/>
          <table:table-cell table:number-columns-repeated="1012"/>
        </table:table-row>
        <table:table-row table:style-name="ro4">
          <table:table-cell table:style-name="ce2" office:value-type="string" calcext:value-type="string">
            <text:p>Cadera Axial Izq.</text:p>
          </table:table-cell>
          <table:table-cell table:style-name="ce8" office:value-type="string" calcext:value-type="string">
            <text:p>LeftAxi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CAI-7</text:p>
          </table:table-cell>
          <table:table-cell table:style-name="ce26" office:value-type="float" office:value="339287" calcext:value-type="float">
            <text:p>339287</text:p>
          </table:table-cell>
          <table:table-cell table:style-name="ce16" table:formula="of:=2.5*160" office:value-type="float" office:value="400" calcext:value-type="float">
            <text:p>400</text:p>
          </table:table-cell>
          <table:table-cell table:style-name="Default" office:value-type="string" calcext:value-type="string">
            <text:p>-32.934967º a +37.785587º *</text:p>
          </table:table-cell>
          <table:table-cell table:style-name="Default" office:value-type="string" calcext:value-type="string">
            <text:p>-27.9º a +32.8º</text:p>
          </table:table-cell>
          <table:table-cell table:style-name="ce36" office:value-type="string" calcext:value-type="string">
            <text:p>-27.9º a +32.8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dera Sagital Izq.</text:p>
          </table:table-cell>
          <table:table-cell table:style-name="ce9" office:value-type="string" calcext:value-type="string">
            <text:p>LeftSaggi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CSI-8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number-columns-repeated="2" table:style-name="ce36" office:value-type="string" calcext:value-type="string">
            <text:p>-14.2º a +12.5º</text:p>
          </table:table-cell>
          <table:table-cell table:style-name="ce40" office:value-type="string" calcext:value-type="string">
            <text:p>-X (cierra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adera Frontal Izq.</text:p>
          </table:table-cell>
          <table:table-cell table:style-name="ce8" office:value-type="string" calcext:value-type="string">
            <text:p>LeftFron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21" office:value-type="string" calcext:value-type="string">
            <text:p>CFI-9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42.3º</text:p>
          </table:table-cell>
          <table:table-cell table:style-name="ce36" office:value-type="string" calcext:value-type="string">
            <text:p>-31.6º a +30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odilla Frontal Izq.</text:p>
          </table:table-cell>
          <table:table-cell table:style-name="ce9" office:value-type="string" calcext:value-type="string">
            <text:p>LeftFrontalKne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RFI-10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number-columns-repeated="2" table:style-name="ce36" office:value-type="string" calcext:value-type="string">
            <text:p>-61.3º a +82.4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Frontal Izq.</text:p>
          </table:table-cell>
          <table:table-cell table:style-name="ce8" office:value-type="string" calcext:value-type="string">
            <text:p>LeftFron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TFI-11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69*160" office:value-type="float" office:value="270.4" calcext:value-type="float">
            <text:p>270.4</text:p>
          </table:table-cell>
          <table:table-cell table:style-name="Default" office:value-type="string" calcext:value-type="string">
            <text:p>-30.386658º a +28.119507º *</text:p>
          </table:table-cell>
          <table:table-cell table:style-name="ce36" office:value-type="string" calcext:value-type="string">
            <text:p>-25.4º a +23.1º</text:p>
          </table:table-cell>
          <table:table-cell table:style-name="ce36" office:value-type="string" calcext:value-type="string">
            <text:p>-20.0º a +23.1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Sagital Izq.</text:p>
          </table:table-cell>
          <table:table-cell table:style-name="ce9" office:value-type="string" calcext:value-type="string">
            <text:p>LeftSaggi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TSI-12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24.956062º a +47.521973º *</text:p>
          </table:table-cell>
          <table:table-cell table:style-name="ce36" office:value-type="string" calcext:value-type="string">
            <text:p>-19.9º a +42.5º</text:p>
          </table:table-cell>
          <table:table-cell table:style-name="ce36" office:value-type="string" calcext:value-type="string">
            <text:p>-5.0º a +5.0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Der.</text:p>
          </table:table-cell>
          <table:table-cell table:style-name="ce8" office:value-type="string" calcext:value-type="string">
            <text:p>RightFron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HFD-1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4" office:value-type="string" calcext:value-type="string">
            <text:p>-103.07556º a +110.966614º</text:p>
          </table:table-cell>
          <table:table-cell table:style-name="ce34" office:value-type="string" calcext:value-type="string">
            <text:p>-98.1º a +106.0º</text:p>
          </table:table-cell>
          <table:table-cell table:style-name="ce34" office:value-type="string" calcext:value-type="string">
            <text:p>-98.1º a +4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Der.</text:p>
          </table:table-cell>
          <table:table-cell table:style-name="ce10" office:value-type="string" calcext:value-type="string">
            <text:p>RightSaggi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HSD-1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4" office:value-type="string" calcext:value-type="string">
            <text:p>-80.474518º a +27.416519º</text:p>
          </table:table-cell>
          <table:table-cell table:number-columns-repeated="2" table:style-name="ce34" office:value-type="string" calcext:value-type="string">
            <text:p>-75.5º a +22.4º</text:p>
          </table:table-cell>
          <table:table-cell table:style-name="ce40" office:value-type="string" calcext:value-type="string">
            <text:p>X (cierra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Der.</text:p>
          </table:table-cell>
          <table:table-cell table:style-name="ce8" office:value-type="string" calcext:value-type="string">
            <text:p>RightAxi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HAD-17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4" office:value-type="string" calcext:value-type="string">
            <text:p>-85.149384º a +62.021088º</text:p>
          </table:table-cell>
          <table:table-cell table:style-name="ce34" office:value-type="string" calcext:value-type="string">
            <text:p>-80.1º a +57.0º</text:p>
          </table:table-cell>
          <table:table-cell table:style-name="ce34" office:value-type="string" calcext:value-type="string">
            <text:p>-40.0º a +55.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Der.</text:p>
          </table:table-cell>
          <table:table-cell table:style-name="ce10" office:value-type="string" calcext:value-type="string">
            <text:p>RightFrontalElbow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CFD-18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4" office:value-type="string" calcext:value-type="string">
            <text:p>-104.56942º a +103.409485º</text:p>
          </table:table-cell>
          <table:table-cell table:style-name="ce34" office:value-type="string" calcext:value-type="string">
            <text:p>-99.6º a +98.4º</text:p>
          </table:table-cell>
          <table:table-cell table:style-name="ce34" office:value-type="string" calcext:value-type="string">
            <text:p>-99.6º a +5.0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Der.</text:p>
          </table:table-cell>
          <table:table-cell table:style-name="ce8" office:value-type="string" calcext:value-type="string">
            <text:p>RightAxi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9" calcext:value-type="float">
            <text:p>19</text:p>
          </table:table-cell>
          <table:table-cell table:style-name="ce23" office:value-type="string" calcext:value-type="string">
            <text:p>MAD-19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4" office:value-type="string" calcext:value-type="string">
            <text:p>-85.413002º a +104.63972º</text:p>
          </table:table-cell>
          <table:table-cell table:style-name="ce34" office:value-type="string" calcext:value-type="string">
            <text:p>-80.4º a +99.6º</text:p>
          </table:table-cell>
          <table:table-cell table:style-name="ce34" office:value-type="string" calcext:value-type="string">
            <text:p>-80.4 a +90º</text:p>
          </table:table-cell>
          <table:table-cell table:style-name="ce42" office:value-type="string" calcext:value-type="string">
            <text:p>-Z (abre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Der.</text:p>
          </table:table-cell>
          <table:table-cell table:style-name="ce10" office:value-type="string" calcext:value-type="string">
            <text:p>RightFront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MFD-20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4" office:value-type="string" calcext:value-type="string">
            <text:p>-120.123024º a +49.718811º</text:p>
          </table:table-cell>
          <table:table-cell table:style-name="ce34" office:value-type="string" calcext:value-type="string">
            <text:p>-115.1º a +44.7º</text:p>
          </table:table-cell>
          <table:table-cell table:style-name="ce34" office:value-type="string" calcext:value-type="string">
            <text:p>-70.0º a +44.7º</text:p>
          </table:table-cell>
          <table:table-cell table:style-name="ce41" office:value-type="string" calcext:value-type="string">
            <text:p>-Y (adelant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Izq.</text:p>
          </table:table-cell>
          <table:table-cell table:style-name="ce8" office:value-type="string" calcext:value-type="string">
            <text:p>LeftFron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23" office:value-type="string" calcext:value-type="string">
            <text:p>HFI-21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5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35" office:value-type="string" calcext:value-type="string">
            <text:p>-96.8º a +4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Izq.</text:p>
          </table:table-cell>
          <table:table-cell table:style-name="ce10" office:value-type="string" calcext:value-type="string">
            <text:p>LeftSaggi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HSI-22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28.892792º a +81.458702º</text:p>
          </table:table-cell>
          <table:table-cell table:number-columns-repeated="2" table:style-name="Default" office:value-type="string" calcext:value-type="string">
            <text:p>-23.9º a +76.5º</text:p>
          </table:table-cell>
          <table:table-cell table:style-name="ce40" office:value-type="string" calcext:value-type="string">
            <text:p>X (abre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Izq.</text:p>
          </table:table-cell>
          <table:table-cell table:style-name="ce8" office:value-type="string" calcext:value-type="string">
            <text:p>LeftAxi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3" office:value-type="string" calcext:value-type="string">
            <text:p>HAI-23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36" office:value-type="string" calcext:value-type="string">
            <text:p>-51.6º a +40.0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Izq.</text:p>
          </table:table-cell>
          <table:table-cell table:style-name="ce10" office:value-type="string" calcext:value-type="string">
            <text:p>LeftFrontalElbow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CFI-24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101.1º a +5.0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Izq.</text:p>
          </table:table-cell>
          <table:table-cell table:style-name="ce8" office:value-type="string" calcext:value-type="string">
            <text:p>LeftAxi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5" calcext:value-type="float">
            <text:p>25</text:p>
          </table:table-cell>
          <table:table-cell table:style-name="ce23" office:value-type="string" calcext:value-type="string">
            <text:p>MAI-2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36" office:value-type="string" calcext:value-type="string">
            <text:p>-90.0º a +76.4º</text:p>
          </table:table-cell>
          <table:table-cell table:style-name="ce42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Izq.</text:p>
          </table:table-cell>
          <table:table-cell table:style-name="ce10" office:value-type="string" calcext:value-type="string">
            <text:p>LeftFront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MFI-2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5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61.3º</text:p>
          </table:table-cell>
          <table:table-cell table:style-name="ce41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8"/>
          <table:table-cell table:style-name="ce35"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ce3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3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39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39" office:value-type="string" calcext:value-type="string">
            <text:p>Polea Entrada</text:p>
          </table:table-cell>
          <table:table-cell table:style-name="ce39" office:value-type="string" calcext:value-type="string">
            <text:p>Correa</text:p>
          </table:table-cell>
          <table:table-cell table:style-name="ce39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Sagi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Rodilla</text:p>
          </table:table-cell>
          <table:table-cell table:style-name="ce81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1.47" calcext:value-type="float">
            <text:p>1.47</text:p>
          </table:table-cell>
          <table:table-cell table:style-name="ce83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Sagital</text:p>
          </table:table-cell>
          <table:table-cell table:style-name="ce81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.27" calcext:value-type="float">
            <text:p>3.27</text:p>
          </table:table-cell>
          <table:table-cell table:style-name="ce83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Frontal</text:p>
          </table:table-cell>
          <table:table-cell table:style-name="ce81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Front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Axial</text:p>
          </table:table-cell>
          <table:table-cell table:style-name="ce81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-----</text:p>
          </table:table-cell>
          <table:table-cell table:style-name="ce83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6:56:40.947106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1T17:23:26.519543635</dc:date>
    <meta:editing-cycles>29</meta:editing-cycles>
    <meta:editing-duration>PT3H36M51S</meta:editing-duration>
    <meta:generator>LibreOffice/5.1.6.2$Linux_X86_64 LibreOffice_project/10m0$Build-2</meta:generator>
    <meta:document-statistic meta:table-count="4" meta:cell-count="926" meta:object-count="0"/>
  </office:meta>
</office:document-meta>
</file>